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text-properties officeooo:paragraph-rsid="002a78a1"/>
    </style:style>
    <style:style style:name="P2" style:family="paragraph" style:parent-style-name="Standard">
      <style:paragraph-properties fo:text-align="center" style:justify-single-word="false"/>
      <style:text-properties officeooo:paragraph-rsid="001a2c86"/>
    </style:style>
    <style:style style:name="P3" style:family="paragraph" style:parent-style-name="Standard">
      <style:paragraph-properties fo:text-align="start" style:justify-single-word="false"/>
      <style:text-properties style:text-position="0% 100%" officeooo:rsid="002df7bd" officeooo:paragraph-rsid="002df7bd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2eafa3" officeooo:paragraph-rsid="002eafa3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3078ac" officeooo:paragraph-rsid="003078ac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32bd88" officeooo:paragraph-rsid="0032bd88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officeooo:rsid="002df7bd" officeooo:paragraph-rsid="003a9f9d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2eafa3" officeooo:paragraph-rsid="002eafa3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officeooo:rsid="003078ac" officeooo:paragraph-rsid="003078ac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32bd88" officeooo:paragraph-rsid="0032bd88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33fa89" officeooo:paragraph-rsid="0033fa89"/>
    </style:style>
    <style:style style:name="P12" style:family="paragraph" style:parent-style-name="Standard">
      <style:paragraph-properties fo:text-align="start" style:justify-single-word="false"/>
      <style:text-properties style:text-position="0% 100%" fo:font-weight="normal" officeooo:rsid="0033fa89" officeooo:paragraph-rsid="0033fa89" style:font-weight-asian="normal" style:font-weight-complex="normal"/>
    </style:style>
    <style:style style:name="T1" style:family="text">
      <style:text-properties officeooo:rsid="002f0df2"/>
    </style:style>
    <style:style style:name="T2" style:family="text">
      <style:text-properties style:text-position="super 58%" officeooo:rsid="002f0df2"/>
    </style:style>
    <style:style style:name="T3" style:family="text">
      <style:text-properties officeooo:rsid="001faaa4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3a9f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Concept Post-Inventory </text:span><text:variable-set text:name="Assignment" office:value-type="float" office:value="5.1" style:data-style-name="N0">5.1</text:variable-set>: </text:p>
      <text:p text:style-name="P2"/>
      <text:list xml:id="list3139939618107962324" text:style-name="L1">
        <text:list-item>
          <text:p text:style-name="P7">Voyager 1 <text:span text:style-name="T5">is the farthest man-made object from the earth. <text:s/>It is approximately 130 times farther from the sun than the earth, and is traveling away at a speed of 38,610 mph. <text:s/>In 2020, it is expected that is power sources will be depleted and it will no longer be able to communicate with earth. <text:s/>At that time, its motion will - </text:span></text:p>
          <text:list>
            <text:list-item>
              <text:p text:style-name="P7"/>
            </text:list-item>
          </text:list>
        </text:list-item>
      </text:list>
      <text:p text:style-name="P3"/>
      <text:list xml:id="list110533699213797" text:continue-numbering="true" text:style-name="L1">
        <text:list-item>
          <text:p text:style-name="P8"/>
        </text:list-item>
      </text:list>
      <text:p text:style-name="P4"/>
      <text:list xml:id="list110532684975278" text:continue-numbering="true" text:style-name="L1">
        <text:list-item>
          <text:p text:style-name="P9"/>
        </text:list-item>
      </text:list>
      <text:p text:style-name="P5"/>
      <text:list xml:id="list110533288715561" text:continue-numbering="true" text:style-name="L1">
        <text:list-item>
          <text:p text:style-name="P10"/>
        </text:list-item>
      </text:list>
      <text:p text:style-name="P6"/>
      <text:list xml:id="list110532557453683" text:continue-numbering="true" text:style-name="L1">
        <text:list-item>
          <text:p text:style-name="P11"><text:span text:style-name="T4"/>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2a78a1"/>
    </style:style>
    <style:style style:name="MT1" style:family="text">
      <style:text-properties officeooo:rsid="002f0df2"/>
    </style:style>
    <style:style style:name="MT2" style:family="text">
      <style:text-properties style:text-position="super 58%" officeooo:rsid="002f0df2"/>
    </style:style>
    <style:style style:name="MT3" style:family="text">
      <style:text-properties officeooo:rsid="001faaa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0"><draw:image xlink:href="Pictures/10000200000000AB000000AB21006184.png" xlink:type="simple" xlink:show="embed" xlink:actuate="onLoad"/></draw:frame><draw:frame draw:style-name="Mfr1" draw:name="graphics1" text:anchor-type="paragraph" svg:x="0.0063in" svg:y="-0.4126in" svg:width="0.75in" svg:height="0.8in" draw:z-index="1"><draw:image xlink:href="Pictures/10000201000000EF00000100C4A4D49B.png" xlink:type="simple" xlink:show="embed" xlink:actuate="onLoad"/></draw:frame> <text:s text:c="20"/>Name:<text:tab/><text:tab/><text:date style:data-style-name="N37" text:date-value="2017-05-16T11:05:32.390712015" text:date-adjust="PT24H00M00S">05/17/17</text:date> <text:s text:c="11"/></text:p>
      </style:header>
      <style:footer>
        <text:p text:style-name="MP1"><text:span text:style-name="MT1">2</text:span><text:span text:style-name="MT2">nd</text:span><text:span text:style-name="MT1"> </text:span>Nine Weeks<text:tab/><text:page-number text:select-page="current">1</text:page-number>/<text:page-count>1</text:page-count><text:tab/><text:span text:style-name="MT3">Concept Pre-Inventory</text:span> <text:variable-get text:name="Assignment" style:data-style-name="N0">5.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2:10.912540296</meta:creation-date>
    <meta:editing-duration>PT1H35M33S</meta:editing-duration>
    <meta:editing-cycles>35</meta:editing-cycles>
    <meta:generator>LibreOffice/4.3.7.2$Linux_X86_64 LibreOffice_project/430$Build-2</meta:generator>
    <meta:initial-creator>Jonas Williamson</meta:initial-creator>
    <dc:date>2017-05-16T11:05:32.328298903</dc:date>
    <meta:document-statistic meta:table-count="0" meta:image-count="2" meta:object-count="0" meta:page-count="1" meta:paragraph-count="9" meta:word-count="80" meta:character-count="460" meta:non-whitespace-character-count="351"/>
  </office:meta>
</office:document-meta>
</file>